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tutorial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etting up .babelr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bel ? presets[] = react, presets[]=es2015</text:p>
              </text:list-item>
              <text:list-item>
                <text:p>npm install --save</text:p>
                <text:list>
                  <text:list-item>
                    <text:p>babel-core</text:p>
                  </text:list-item>
                  <text:list-item>
                    <text:p>babel-preset-es2015</text:p>
                  </text:list-item>
                  <text:list-item>
                    <text:p>babel-preset-react</text:p>
                  </text:list-item>
                  <text:list-item>
                    <text:p>babel-preset-stage-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babelr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uch .babelrc</text:p>
                <text:p>{</text:p>
                <text:list>
                  <text:list-header>
                    <text:p>“presets”: [“es2015”, “stage-0”, “react”]</text:p>
                    <text:p>“evn”: {</text:p>
                    <text:list>
                      <text:list-header>
                        <text:p>“development”: {</text:p>
                        <text:list>
                          <text:list-header>
                            <text:p>“presets”: [“react-hmre”]</text:p>
                          </text:list-header>
                        </text:list>
                        <text:p>}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js-webpack</text:p>
                <text:list>
                  <text:list-item>
                    <text:p>Helpers/presets for setting up webpack</text:p>
                  </text:list-item>
                  <text:list-item>
                    <text:p>with hotloading react and ES6(2015) using Babel.</text:p>
                  </text:list-item>
                </text:list>
              </text:list-item>
              <text:list-item>
                <text:p>npm install --save</text:p>
                <text:list>
                  <text:list-header>
                    <text:p>hjs-webpack</text:p>
                    <text:p>webpack</text:p>
                  </text:list-header>
                </text:list>
              </text:list-item>
              <text:list-item>
                <text:p>npm install --save-dev</text:p>
                <text:list>
                  <text:list-item>
                    <text:p>babel-loader css-loader style-loader</text:p>
                  </text:list-item>
                  <text:list-item>
                    <text:p>postcss-loader url-loader file-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.config.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 webpack = require('webpack');</text:p>
              </text:list-item>
              <text:list-item>
                <text:p>const fs = require('fs');</text:p>
              </text:list-item>
              <text:list-item>
                <text:p>const path = require('path');</text:p>
              </text:list-item>
              <text:list-item>
                <text:p>const join = path.join;</text:p>
              </text:list-item>
              <text:list-item>
                <text:p>const resolve = path.resolve;</text:p>
              </text:list-item>
              <text:list-item>
                <text:p>const getConfig = require('hjs-webpack');</text:p>
              </text:list-item>
              <text:list-item>
                <text:p>var config = getConfig({</text:p>
                <text:list>
                  <text:list-header>
                    <text:p>in join(__dirname, 'src/app.js'),</text:p>
                    <text:p>out: join(__dirname, 'dist')</text:p>
                  </text:list-header>
                </text:list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Babel transforms your J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header>
                    <text:p>babel-preset-es2015 # Array, Async</text:p>
                  </text:list-header>
                </text:list>
              </text:list-item>
              <text:list-item>
                <text:p>npm install --save-dev</text:p>
                <text:list>
                  <text:list-header>
                    <text:p>babel-polyfill # depend on core.js, regenerator</text:p>
                  </text:list-header>
                </text:list>
              </text:list-item>
              <text:list-item>
                <text:p>JSX and Flow</text:p>
                <text:p>npm install --save-dev babel-preset-rea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quire Hoo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use the require hook</text:p>
              </text:list-item>
              <text:list-item>
                <text:p>npm install babel-register</text:p>
              </text:list-item>
              <text:list-item>
                <text:p>require('babel-register');</text:p>
                <text:list>
                  <text:list-item>
                    <text:p>.es6, .es, .jsx, .js</text:p>
                  </text:list-item>
                </text:list>
              </text:list-item>
              <text:list-item>
                <text:p>require('babel-register')({</text:p>
                <text:list>
                  <text:list-header>
                    <text:p>ignore: false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BEL_CACHE_PATH</text:p>
                <text:list>
                  <text:list-item>
                    <text:p>specify a difference cache location</text:p>
                  </text:list-item>
                </text:list>
              </text:list-item>
              <text:list-item>
                <text:p>BABEL_DISABLE_CACHE</text:p>
              </text:list-item>
              <text:list-item>
                <text:p>BABEL_DISABLE_CACHE=1 babel-node script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{</text:p>
                <text:list>
                  <text:list-header>
                    <text:p>“name”: “yelp”,</text:p>
                    <text:p>“version”: “1.0.0”,</text:p>
                    <text:p>“description”: “”,</text:p>
                    <text:p>“scripts”: {</text:p>
                    <text:list>
                      <text:list-header>
                        <text:p>“start”: “NODE_ENV=development ./node_modules/.bin/hjs-dev-server”,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ostc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item>
                    <text:p>autoprefixer </text:p>
                  </text:list-item>
                  <text:list-item>
                    <text:p>precss</text:p>
                  </text:list-item>
                  <text:list-item>
                    <text:p>cssnano</text:p>
                  </text:list-item>
                </text:list>
              </text:list-item>
              <text:list-item>
                <text:p>var config = getConfig({});</text:p>
              </text:list-item>
              <text:list-item>
                <text:p>config.postcss = [].concat({</text:p>
                <text:list>
                  <text:list-header>
                    <text:p>require('precss')({}),</text:p>
                    <text:p>require('autoprefixer')({}),</text:p>
                    <text:p>requrie('cssnano')({})</text:p>
                  </text:list-header>
                </text:list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ort React from 'react'</text:p>
              </text:list-item>
              <text:list-item>
                <text:p>import ReactDom from 'react-dom'</text:p>
              </text:list-item>
              <text:list-item>
                <text:p>import styles from './styles.module.css'</text:p>
              </text:list-item>
              <text:list-item>
                <text:p>const App = React.createClass({</text:p>
              </text:list-item>
              <text:list-item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nfigure Multiple Enviro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header>
                    <text:p>dotenv</text:p>
                  </text:list-header>
                </text:list>
              </text:list-item>
              <text:list-item>
                <text:p>touch .env</text:p>
              </text:list-item>
              <text:list-item>
                <text:p>const dotenv = require('dotenv');</text:p>
              </text:list-item>
              <text:list-item>
                <text:p>const dotEnvVars = dotenv.config();</text:p>
              </text:list-item>
              <text:list-item>
                <text:p>config.plugins:[</text:p>
                <text:list>
                  <text:list-header>
                    <text:p>new webpack.DefinePlugin(defines)</text:p>
                  </text:list-header>
                </text:list>
                <text:p>].concat(config.plugins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nfigure Multiple Enviro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header>
                    <text:p>dotenv</text:p>
                  </text:list-header>
                </text:list>
              </text:list-item>
              <text:list-item>
                <text:p>touch .env</text:p>
              </text:list-item>
              <text:list-item>
                <text:p>const dotenv = require('dotenv');</text:p>
              </text:list-item>
              <text:list-item>
                <text:p>const dotEnvVars = dotenv.config();</text:p>
              </text:list-item>
              <text:list-item>
                <text:p>config.plugins:[</text:p>
                <text:list>
                  <text:list-header>
                    <text:p>new webpack.DefinePlugin(defines)</text:p>
                  </text:list-header>
                </text:list>
                <text:p>].concat(config.plugins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Font Aweso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 font-awesome</text:p>
              </text:list-item>
              <text:list-item>
                <text:p>import React from 'react'</text:p>
              </text:list-item>
              <text:list-item>
                <text:p>import ReactDom from 'react-dom'</text:p>
              </text:list-item>
              <text:list-item>
                <text:p>import 'font-awesome/css/font-awesome.css'</text:p>
              </text:list-item>
              <text:list-item>
                <text:p>__NODE_ENV__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tip: Relative requi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the webpack root to be booths the</text:p>
                <text:p>node_modules/ directory as well as the src/ directory</text:p>
              </text:list-item>
              <text:list-item>
                <text:p>var config = getConfig({});</text:p>
              </text:list-item>
              <text:list-item>
                <text:p>config.resolve.root = [src, modules]</text:p>
              </text:list-item>
              <text:list-item>
                <text:p>config.resolve.alias = {</text:p>
                <text:list>
                  <text:list-header>
                    <text:p>'css': join(src, 'styles'),</text:p>
                    <text:p>'containers': join(src, 'containers'),</text:p>
                    <text:p>'components': join(src, 'components'),</text:p>
                    <text:p>'utils': join(src, 'utils')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nfiguring 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ma, chai, mocha, enzyme, sinon</text:p>
              </text:list-item>
              <text:list-item>
                <text:p>npm install --save-dev</text:p>
                <text:list>
                  <text:list-item>
                    <text:p>mocha chai enzyme chai-enzyme expect sinon </text:p>
                  </text:list-item>
                  <text:list-item>
                    <text:p>babel-register babel-polyfill react-addons-test-utils</text:p>
                  </text:list-item>
                </text:list>
              </text:list-item>
              <text:list-item>
                <text:p>npm install --save-dev</text:p>
                <text:list>
                  <text:list-item>
                    <text:p>json-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install --save-dev</text:p>
                <text:list>
                  <text:list-header>
                    <text:p>karma-chai</text:p>
                    <text:p>karma-mocha</text:p>
                    <text:p>karma-webpack</text:p>
                    <text:p>karma-phantomjs-launcher</text:p>
                    <text:p>phantomjs-prebuilt</text:p>
                    <text:p>phantomjs-polyfil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install --save-dev</text:p>
                <text:list>
                  <text:list-item>
                    <text:p>karma-spec-reporter</text:p>
                  </text:list-item>
                </text:list>
              </text:list-item>
              <text:list-item>
                <text:p>module.exports = function(config){</text:p>
                <text:list>
                  <text:list-item>
                    <text:p>reporters: ['spec'],</text:p>
                  </text:list-item>
                  <text:list-item>
                    <text:p>plugins:[</text:p>
                  </text:list-item>
                  <text:list-item>
                    <text:p>],</text:p>
                  </text:list-item>
                  <text:list-item>
                    <text:p>browsers: ['PhantomJS']</text:p>
                  </text:list-item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.set({</text:p>
                <text:list>
                  <text:list-item>
                    <text:p>files: ['tests.webpack.js'],</text:p>
                  </text:list-item>
                  <text:list-item>
                    <text:p>preprocessors: {</text:p>
                    <text:list>
                      <text:list-item>
                        <text:p>'tests.webpack.js': ['wepack', 'sourcemap']</text:p>
                      </text:list-item>
                    </text:list>
                  </text:list-item>
                  <text:list-item>
                    <text:p>},</text:p>
                  </text:list-item>
                  <text:list-item>
                    <text:p>plugings: []</text:p>
                  </text:list-item>
                </text:list>
              </text:list-item>
              <text:list-item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3T3">
        <draw:frame presentation:style-name="pr5" draw:layer="layout" svg:width="25.199cm" svg:height="3.506cm" svg:x="1.4cm" svg:y="0.837cm" presentation:class="title">
          <draw:text-box>
            <text:p>Configuring Testing (karma.conf.js)</text:p>
          </draw:text-box>
        </draw:frame>
        <draw:frame presentation:style-name="pr4" draw:text-style-name="P1" draw:layer="layout" svg:width="12.297cm" svg:height="12.179cm" svg:x="1.4cm" svg:y="4.914cm" presentation:class="outline">
          <draw:text-box>
            <text:list text:style-name="L2">
              <text:list-item>
                <text:p text:style-name="P1"><text:span text:style-name="T1">framework: ['mocha', 'chai'],</text:span></text:p>
                <text:p text:style-name="P1"><text:span text:style-name="T1">plugins: [</text:span></text:p>
                <text:list>
                  <text:list-header>
                    <text:p text:style-name="P1"><text:span text:style-name="T1">'karma-mocha',</text:span></text:p>
                    <text:p text:style-name="P1"><text:span text:style-name="T1">'karma-chai',</text:span></text:p>
                  </text:list-header>
                </text:list>
                <text:p text:style-name="P1"><text:span text:style-name="T1">]</text:span></text:p>
              </text:list-item>
              <text:list-item>
                <text:p text:style-name="P1"><text:span text:style-name="T1">var webpackConfig = require('./webpack.config');</text:span></text:p>
                <text:p text:style-name="P1"><text:span text:style-name="T1">webpack: webpackConfig,</text:span></text:p>
                <text:p text:style-name="P1"><text:span text:style-name="T1">webpackServer: {</text:span></text:p>
                <text:list>
                  <text:list-header>
                    <text:p text:style-name="P1"><text:span text:style-name="T1">noInfo: true</text:span></text:p>
                  </text:list-header>
                </text:list>
                <text:p text:style-name="P1"><text:span text:style-name="T1">}</text:span></text:p>
                <text:p text:style-name="P1"><text:span text:style-name="T1">plugins: [</text:span></text:p>
                <text:list>
                  <text:list-header>
                    <text:p text:style-name="P1"><text:span text:style-name="T1">'karma-webpack'</text:span></text:p>
                  </text:list-header>
                </text:list>
                <text:p text:style-name="P1"><text:span text:style-name="T1">]</text:span></text:p>
              </text:list-item>
            </text:list>
          </draw:text-box>
        </draw:frame>
        <draw:frame presentation:style-name="pr4" draw:text-style-name="P2" draw:layer="layout" svg:width="12.297cm" svg:height="12.179cm" svg:x="14.313cm" svg:y="4.914cm" presentation:class="outline">
          <draw:text-box>
            <text:list text:style-name="L2">
              <text:list-item>
                <text:p text:style-name="P2"><text:span text:style-name="T2">webpack</text:span><text:span text:style-name="T2">と</text:span><text:span text:style-name="T2">plugin</text:span><text:span text:style-name="T2">は、同じ階層</text:span><text:span text:style-name="T2">(global, local)</text:span><text:span text:style-name="T2">に入れないとエラーが起こる</text:span></text:p>
              </text:list-item>
              <text:list-item>
                <text:p text:style-name="P2"><text:span text:style-name="T2">plugin</text:span><text:span text:style-name="T2">を１つでも指定すると、</text:span><text:span text:style-name="T2">local</text:span><text:span text:style-name="T2">環境の</text:span><text:span text:style-name="T2">plugin</text:span><text:span text:style-name="T2">は自動で読み込まれなくな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3T3">
        <draw:frame presentation:style-name="pr5" draw:layer="layout" svg:width="25.199cm" svg:height="3.506cm" svg:x="1.4cm" svg:y="0.837cm" presentation:class="title">
          <draw:text-box>
            <text:p>Configuring Testing (karma.conf.js)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 text:style-name="P3"><text:span text:style-name="T3">npm i -D karma-spec-reporter</text:span></text:p>
              </text:list-item>
              <text:list-item>
                <text:p text:style-name="P3"><text:span text:style-name="T3">reporters: ['spec'],</text:span></text:p>
                <text:p text:style-name="P3"><text:span text:style-name="T3">plugins: [</text:span></text:p>
                <text:list>
                  <text:list-header>
                    <text:p text:style-name="P3"><text:span text:style-name="T3">'karma-phantomjs-launcher',</text:span></text:p>
                    <text:p text:style-name="P3"><text:span text:style-name="T3">'karma-spec-reporter'</text:span></text:p>
                  </text:list-header>
                </text:list>
                <text:p text:style-name="P3"><text:span text:style-name="T3">],</text:span></text:p>
                <text:p text:style-name="P3"><text:span text:style-name="T3">browsers: ['PhantomJS']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draw:frame draw:style-name="gr2" draw:layer="layout" svg:width="17.198cm" svg:height="1.673cm" svg:x="9.6cm" svg:y="18.6cm">
          <draw:text-box>
            <text:p>https://www.npmjs.com/package/karma-spec-reporter</text:p>
            <text:p>https://github.com/karma-runner/karma-phantomjs-launche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Configuring Testing (karma.conf.js)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item>
                <text:p text:style-name="P4"><text:span text:style-name="T4">Finally, we need to test karma where to find the files it will run as our tests</text:span></text:p>
              </text:list-item>
              <text:list-item>
                <text:p text:style-name="P4"><text:span text:style-name="T4">files: ['tests.webpack.js']</text:span></text:p>
              </text:list-item>
            </text:list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 text:style-name="P4"><text:span text:style-name="T4">Before we move on, we'll need to let karma know that is needs to run as tests.webpack.js</text:span></text:p>
              </text:list-item>
              <text:list-item>
                <text:p text:style-name="P4"><text:span text:style-name="T4">files: ['tests.webpack.js'],</text:span></text:p>
                <text:p text:style-name="P4"><text:span text:style-name="T4">preprocessors: {</text:span></text:p>
                <text:list>
                  <text:list-header>
                    <text:p><text:span text:style-name="T4">'tests.webpack.js': ['webpack', 'sourcemap']</text:span></text:p>
                  </text:list-header>
                </text:list>
                <text:p text:style-name="P4"><text:span text:style-name="T4">},</text:span></text:p>
                <text:p text:style-name="P4"><text:span text:style-name="T4">plugins: ['karma-sourcemap-loader'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.exports = function(config){</text:p>
                <text:list>
                  <text:list-header>
                    <text:p>framework: ['mocha', 'chai'],</text:p>
                    <text:p>files: ['tests.webpack.js'],</text:p>
                    <text:p>preprocessors: {</text:p>
                    <text:list>
                      <text:list-header>
                        <text:p>'tests.webpack.js': ['webpack', 'sourcemap'],</text:p>
                      </text:list-header>
                    </text:list>
                    <text:p>},</text:p>
                    <text:p>webpack: webpackConfig,</text:p>
                    <text:p>webpackServer: { noINfo: true }</text:p>
                  </text:list-header>
                </text:list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zyme</text:p>
                <text:list>
                  <text:list-item>
                    <text:p>to make testing our react components a bit easier and for fun to write.</text:p>
                  </text:list-item>
                </text:list>
              </text:list-item>
              <text:list-item>
                <text:p>postcss</text:p>
                <text:list>
                  <text:list-item>
                    <text:p>is a pre/post CSS processor</text:p>
                  </text:list-item>
                  <text:list-item>
                    <text:p>Similar to lesscss and s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nfigure Multiple Environ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DefinePlugin()</text:p>
              </text:list-item>
              <text:list-item>
                <text:p>dotenv</text:p>
              </text:list-item>
              <text:list-item>
                <text:p>.env</text:p>
                <text:list>
                  <text:list-item>
                    <text:p>file is generally a goot spot to place global environment variables</text:p>
                  </text:list-item>
                  <text:list-item>
                    <text:p>generally, we'll keep these in a config/ directory</text:p>
                  </text:list-item>
                  <text:list-item>
                    <text:p>as [env].config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nfiguring 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s.webpack.js</text:p>
              </text:list-item>
              <text:list-item>
                <text:p>require('babel-polyfill');</text:p>
              </text:list-item>
              <text:list-item>
                <text:p>var context = require('./src', true, /\.spec\.js$/);</text:p>
              </text:list-item>
              <text:list-item>
                <text:p>context.keys().forEach(context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22:44:20.226490705</meta:creation-date>
    <dc:date>2016-05-31T16:25:46.201974946</dc:date>
    <meta:editing-duration>PT2H</meta:editing-duration>
    <meta:editing-cycles>90</meta:editing-cycles>
    <meta:generator>LibreOffice/4.2.8.2$Linux_X86_64 LibreOffice_project/420m0$Build-2</meta:generator>
    <meta:document-statistic meta:object-count="133"/>
  </office:meta>
</office:document-meta>
</file>